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F000011EA00000DC8B640F324.svm"/>
  <manifest:file-entry manifest:media-type="" manifest:full-path="Pictures/2000005B00000BB700001089A8D92C65.svm"/>
  <manifest:file-entry manifest:media-type="" manifest:full-path="Pictures/2000004D00000F290000108994C1F913.svm"/>
  <manifest:file-entry manifest:media-type="" manifest:full-path="Pictures/2000019900001B900000176D072EFFBC.svm"/>
  <manifest:file-entry manifest:media-type="" manifest:full-path="Pictures/2000003400000422000010892F833868.svm"/>
  <manifest:file-entry manifest:media-type="" manifest:full-path="Pictures/20000037000018CE00000DC8CF8DBB2C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fo:font-size="12pt" officeooo:rsid="0013ec93" officeooo:paragraph-rsid="0035f1fd" style:font-size-asian="12pt" style:font-size-complex="12pt"/>
    </style:style>
    <style:style style:name="P3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4da481" style:font-name-asian="DejaVu Sans2" style:font-size-asian="16.1000003814697pt" style:font-weight-asian="bold" style:font-name-complex="Lohit Hindi" style:font-size-complex="16.1000003814697pt" style:font-weight-complex="bold"/>
    </style:style>
    <style:style style:name="P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da481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4f28af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4c97ca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87d7f" officeooo:paragraph-rsid="004dbd36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87d7f" officeooo:paragraph-rsid="004f28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87d7f" officeooo:paragraph-rsid="004f9b48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9e007" officeooo:paragraph-rsid="004f9b48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9e007" officeooo:paragraph-rsid="0050af1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29e007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2dc3a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2eb20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3f386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3f5ee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97888" officeooo:paragraph-rsid="0054a83e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0502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521d1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71b9d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ize="12pt" fo:font-style="normal" style:text-underline-style="none" fo:font-weight="normal" officeooo:rsid="0058d562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5550a2" officeooo:paragraph-rsid="0054a83e" style:font-name-asian="DejaVu Sans Mono" style:font-size-asian="12pt" style:font-style-asian="normal" style:font-weight-asian="normal" style:font-name-complex="DejaVu Sans Mono" style:font-size-complex="12pt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4a83e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Math_20_text">
      <style:text-properties style:text-position="0% 100%" style:text-underline-style="none" fo:font-weight="normal" officeooo:rsid="00238e6e" officeooo:paragraph-rsid="004dbd36" style:font-weight-asian="normal" style:font-weight-complex="normal"/>
    </style:style>
    <style:style style:name="P26" style:family="paragraph" style:parent-style-name="Math_20_text">
      <style:text-properties style:text-position="0% 100%" style:text-underline-style="none" fo:font-weight="normal" officeooo:rsid="00278754" officeooo:paragraph-rsid="004dbd36" style:font-weight-asian="normal" style:font-weight-complex="normal"/>
    </style:style>
    <style:style style:name="P27" style:family="paragraph" style:parent-style-name="Math_20_text">
      <style:text-properties style:text-position="0% 100%" style:text-underline-style="none" fo:font-weight="normal" officeooo:rsid="00287d7f" officeooo:paragraph-rsid="004dbd36" style:font-weight-asian="normal" style:font-weight-complex="normal"/>
    </style:style>
    <style:style style:name="P28" style:family="paragraph" style:parent-style-name="Math_20_text">
      <style:text-properties style:text-position="0% 100%" style:text-underline-style="none" fo:font-weight="normal" officeooo:rsid="0029e007" officeooo:paragraph-rsid="004f9b48" style:font-weight-asian="normal" style:font-weight-complex="normal"/>
    </style:style>
    <style:style style:name="P29" style:family="paragraph" style:parent-style-name="Math_20_text">
      <style:text-properties fo:color="#999999" style:text-position="0% 100%" fo:font-size="12pt" fo:font-style="normal" style:text-underline-style="none" fo:font-weight="normal" officeooo:rsid="004c97ca" officeooo:paragraph-rsid="004da481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Math_20_text">
      <style:text-properties fo:color="#999999" style:text-position="0% 100%" fo:font-size="12pt" fo:font-style="normal" style:text-underline-style="none" fo:font-weight="normal" officeooo:rsid="0029e007" officeooo:paragraph-rsid="0050af12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Math_20_text">
      <style:text-properties fo:color="#999999" style:text-position="0% 100%" fo:font-size="12pt" fo:font-style="normal" style:text-underline-style="none" fo:font-weight="normal" officeooo:rsid="00597888" officeooo:paragraph-rsid="0053f386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4da481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4c97ca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287d7f" officeooo:paragraph-rsid="004f28af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29e007" officeooo:paragraph-rsid="00515ead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97888" officeooo:paragraph-rsid="0052dc3a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Math_20_text">
      <style:paragraph-properties fo:break-before="page"/>
      <style:text-properties style:use-window-font-color="true" style:text-position="0% 100%" fo:font-size="12pt" fo:font-style="normal" style:text-underline-style="none" fo:font-weight="normal" officeooo:rsid="00597888" officeooo:paragraph-rsid="0053f5ee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Math_20_text">
      <style:paragraph-properties fo:break-before="page"/>
      <style:text-properties style:use-window-font-color="true" style:text-position="0% 100%" style:font-name="DejaVu Sans1" fo:font-size="12pt" fo:font-style="normal" style:text-underline-style="none" fo:font-weight="normal" officeooo:rsid="004c97ca" officeooo:paragraph-rsid="0054a83e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Math_20_text">
      <style:paragraph-properties fo:break-before="page"/>
      <style:text-properties style:text-position="0% 100%" style:text-underline-style="none" fo:font-weight="normal" officeooo:rsid="0029e007" officeooo:paragraph-rsid="004f9b48" style:font-weight-asian="normal" style:font-weight-complex="normal"/>
    </style:style>
    <style:style style:name="P40" style:family="paragraph">
      <style:paragraph-properties fo:text-align="center"/>
    </style:style>
    <style:style style:name="T1" style:family="text">
      <style:text-properties officeooo:rsid="004da481"/>
    </style:style>
    <style:style style:name="T2" style:family="text">
      <style:text-properties style:use-window-font-color="true" style:text-position="0% 100%" fo:font-size="12pt" fo:font-style="normal" style:text-underline-style="none" fo:font-weight="normal" officeooo:rsid="00287d7f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style:use-window-font-color="true" fo:font-size="12pt" fo:font-style="normal" officeooo:rsid="004c97ca" style:font-size-asian="12pt" style:font-style-asian="normal" style:font-size-complex="12pt" style:font-style-complex="normal"/>
    </style:style>
    <style:style style:name="T4" style:family="text">
      <style:text-properties style:text-position="sub 58%" officeooo:rsid="004da481"/>
    </style:style>
    <style:style style:name="T5" style:family="text">
      <style:text-properties style:text-position="sub 58%" officeooo:rsid="004f28af"/>
    </style:style>
    <style:style style:name="T6" style:family="text">
      <style:text-properties style:text-position="sub 58%" officeooo:rsid="0050af12"/>
    </style:style>
    <style:style style:name="T7" style:family="text">
      <style:text-properties style:text-position="sub 58%" officeooo:rsid="00515ead"/>
    </style:style>
    <style:style style:name="T8" style:family="text">
      <style:text-properties style:text-position="sub 58%" officeooo:rsid="0052eb20"/>
    </style:style>
    <style:style style:name="T9" style:family="text">
      <style:text-properties style:text-position="sub 58%" officeooo:rsid="0053f386"/>
    </style:style>
    <style:style style:name="T10" style:family="text">
      <style:text-properties style:text-position="sub 58%" officeooo:rsid="0053f5ee"/>
    </style:style>
    <style:style style:name="T11" style:family="text">
      <style:text-properties style:text-position="sub 58%" officeooo:rsid="0054a83e" style:font-name-asian="DejaVu Sans Mono" style:font-name-complex="DejaVu Sans Mono"/>
    </style:style>
    <style:style style:name="T12" style:family="text">
      <style:text-properties style:text-position="0% 100%" officeooo:rsid="004da481"/>
    </style:style>
    <style:style style:name="T13" style:family="text">
      <style:text-properties style:text-position="0% 100%" officeooo:rsid="004f28af"/>
    </style:style>
    <style:style style:name="T14" style:family="text">
      <style:text-properties style:text-position="0% 100%" officeooo:rsid="0054a83e"/>
    </style:style>
    <style:style style:name="T15" style:family="text">
      <style:text-properties fo:color="#999999" officeooo:rsid="004da481"/>
    </style:style>
    <style:style style:name="T16" style:family="text">
      <style:text-properties fo:color="#999999" officeooo:rsid="004f28af"/>
    </style:style>
    <style:style style:name="T17" style:family="text">
      <style:text-properties fo:color="#999999" officeooo:rsid="0050af12"/>
    </style:style>
    <style:style style:name="T18" style:family="text">
      <style:text-properties fo:color="#999999" officeooo:rsid="00571b9d"/>
    </style:style>
    <style:style style:name="T19" style:family="text">
      <style:text-properties fo:color="#999999" officeooo:rsid="00550502"/>
    </style:style>
    <style:style style:name="T20" style:family="text">
      <style:text-properties fo:color="#999999" officeooo:rsid="0058d562"/>
    </style:style>
    <style:style style:name="T21" style:family="text">
      <style:text-properties officeooo:rsid="004dbd36"/>
    </style:style>
    <style:style style:name="T22" style:family="text">
      <style:text-properties officeooo:rsid="00325b18"/>
    </style:style>
    <style:style style:name="T23" style:family="text">
      <style:text-properties officeooo:rsid="004f28af"/>
    </style:style>
    <style:style style:name="T24" style:family="text">
      <style:text-properties fo:color="#666666" style:text-position="sub 58%" officeooo:rsid="004f28af"/>
    </style:style>
    <style:style style:name="T25" style:family="text">
      <style:text-properties officeooo:rsid="004f9b48"/>
    </style:style>
    <style:style style:name="T26" style:family="text">
      <style:text-properties officeooo:rsid="0035f1fd"/>
    </style:style>
    <style:style style:name="T27" style:family="text">
      <style:text-properties officeooo:rsid="0050af12"/>
    </style:style>
    <style:style style:name="T28" style:family="text">
      <style:text-properties style:text-position="super 58%" officeooo:rsid="0050af12"/>
    </style:style>
    <style:style style:name="T29" style:family="text">
      <style:text-properties style:text-position="super 58%" officeooo:rsid="00515ead"/>
    </style:style>
    <style:style style:name="T30" style:family="text">
      <style:text-properties style:text-position="super 58%" officeooo:rsid="00550502"/>
    </style:style>
    <style:style style:name="T31" style:family="text">
      <style:text-properties style:text-position="super 58%" officeooo:rsid="005521d1"/>
    </style:style>
    <style:style style:name="T32" style:family="text">
      <style:text-properties style:text-position="super 58%" officeooo:rsid="00571b9d"/>
    </style:style>
    <style:style style:name="T33" style:family="text">
      <style:text-properties style:text-position="super 58%" officeooo:rsid="0053f5ee"/>
    </style:style>
    <style:style style:name="T34" style:family="text">
      <style:text-properties style:text-position="super 58%" officeooo:rsid="0054a83e"/>
    </style:style>
    <style:style style:name="T35" style:family="text">
      <style:text-properties officeooo:rsid="00515ead"/>
    </style:style>
    <style:style style:name="T36" style:family="text">
      <style:text-properties officeooo:rsid="00550502"/>
    </style:style>
    <style:style style:name="T37" style:family="text">
      <style:text-properties officeooo:rsid="004ea819"/>
    </style:style>
    <style:style style:name="T38" style:family="text">
      <style:text-properties officeooo:rsid="00571b9d"/>
    </style:style>
    <style:style style:name="T39" style:family="text">
      <style:text-properties officeooo:rsid="005521d1"/>
    </style:style>
    <style:style style:name="T40" style:family="text">
      <style:text-properties officeooo:rsid="00553c7e"/>
    </style:style>
    <style:style style:name="T41" style:family="text">
      <style:text-properties officeooo:rsid="0058d562"/>
    </style:style>
    <style:style style:name="T42" style:family="text">
      <style:text-properties officeooo:rsid="0052dc3a"/>
    </style:style>
    <style:style style:name="T43" style:family="text">
      <style:text-properties officeooo:rsid="0052eb20"/>
    </style:style>
    <style:style style:name="T44" style:family="text">
      <style:text-properties officeooo:rsid="0053f386"/>
    </style:style>
    <style:style style:name="T45" style:family="text">
      <style:text-properties officeooo:rsid="0053f5ee"/>
    </style:style>
    <style:style style:name="T46" style:family="text">
      <style:text-properties officeooo:rsid="0054a83e"/>
    </style:style>
    <style:style style:name="T47" style:family="text">
      <style:text-properties officeooo:rsid="005550a2" style:font-name-asian="DejaVu Sans Mono" style:font-name-complex="DejaVu Sans Mono"/>
    </style:style>
    <style:style style:name="T48" style:family="text">
      <style:text-properties officeooo:rsid="00527ed5" style:font-name-asian="DejaVu Sans Mono" style:font-name-complex="DejaVu Sans Mono"/>
    </style:style>
    <style:style style:name="T49" style:family="text">
      <style:text-properties officeooo:rsid="0054a83e" style:font-name-asian="DejaVu Sans Mono" style:font-name-complex="DejaVu Sans Mono"/>
    </style:style>
    <style:style style:name="T50" style:family="text">
      <style:text-properties style:font-name="DejaVu Serif" officeooo:rsid="0054a83e" style:font-name-asian="DejaVu Sans Mono" style:font-name-complex="DejaVu Sans Mono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draw:ole-draw-aspect="1"/>
    </style:style>
    <style:style style:name="fr4" style:family="graphic" style:parent-style-name="Formula">
      <style:graphic-properties fo:margin-left="0in" fo:margin-right="0in" style:wrap="parallel" style:number-wrapped-paragraphs="no-limit" style:wrap-contour="false" style:vertical-pos="from-top" draw:ole-draw-aspect="1"/>
    </style:style>
    <style:style style:name="gr1" style:family="graphic">
      <style:graphic-properties svg:stroke-width="0.0098in" draw:fill="none" draw:fill-color="#000000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pan text:style-name="T1">Sammanfattning av modul 1</text:span></text:h>
      <text:p text:style-name="P2"/>
      <text:p text:style-name="P4"><text:span text:style-name="T1">Division med rest</text:span><text:span text:style-name="T23">:</text:span></text:p>
      <text:p text:style-name="P4"><text:span text:style-name="T1"/></text:p>
      <text:p text:style-name="P4"><text:span text:style-name="T1"><text:tab/><text:tab/>Om p, d är heltal, d ≠ 0 så finns entydiga heltal q, r så att</text:span></text:p>
      <text:p text:style-name="P4"><text:span text:style-name="T1"><text:tab/><text:tab/>p = qd + r, <text:s/>0 ≤ r &lt; |d|.</text:span></text:p>
      <text:p text:style-name="P4"><text:span text:style-name="T1"/></text:p>
      <text:p text:style-name="P4"><text:span text:style-name="T1"><text:tab/><text:tab/>q kallas kvoten av p och d.</text:span></text:p>
      <text:p text:style-name="P4"><text:span text:style-name="T1"><text:tab/><text:tab/>r kallas (den principala) resten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Ett (naturligt) tal kan skrivs i bas t (t ≥ 2):</text:span></text:p>
      <text:p text:style-name="P4"><text:span text:style-name="T1"/></text:p>
      <text:p text:style-name="P4"><text:span text:style-name="T1"><text:tab/><text:tab/>x = q</text:span><text:span text:style-name="T4">0</text:span><text:span text:style-name="T1">t + r</text:span><text:span text:style-name="T4">0</text:span></text:p>
      <text:p text:style-name="P4"><text:span text:style-name="T1"><text:tab/><text:tab/>q</text:span><text:span text:style-name="T4">0</text:span><text:span text:style-name="T1"> = q</text:span><text:span text:style-name="T4">1</text:span><text:span text:style-name="T1">t + r</text:span><text:span text:style-name="T4">1</text:span></text:p>
      <text:p text:style-name="P4"><text:span text:style-name="T1"><text:tab/><text:tab/><text:tab/>⋮</text:span></text:p>
      <text:p text:style-name="P4"><text:span text:style-name="T1"><text:tab/><text:tab/>q</text:span><text:span text:style-name="T4">n − 2</text:span><text:span text:style-name="T1"> = q</text:span><text:span text:style-name="T4">n − 1</text:span><text:span text:style-name="T1">t + r</text:span><text:span text:style-name="T4">n − 1</text:span></text:p>
      <text:p text:style-name="P4"><text:span text:style-name="T1"><text:tab/><text:tab/>q</text:span><text:span text:style-name="T4">n − 1</text:span><text:span text:style-name="T1"> = q</text:span><text:span text:style-name="T4">n</text:span><text:span text:style-name="T1">t + r</text:span><text:span text:style-name="T4">n</text:span></text:p>
      <text:p text:style-name="P4"><text:span text:style-name="T12"/></text:p>
      <text:p text:style-name="P4"><text:span text:style-name="T12"/></text:p>
      <text:p text:style-name="P4"><text:span text:style-name="T1"><text:tab/><text:tab/>x = (r</text:span><text:span text:style-name="T4">1</text:span><text:span text:style-name="T1">r</text:span><text:span text:style-name="T4">2</text:span><text:span text:style-name="T1">…r</text:span><text:span text:style-name="T4">n − 1</text:span><text:span text:style-name="T1">r</text:span><text:span text:style-name="T4">n</text:span><text:span text:style-name="T1">)</text:span><text:span text:style-name="T4">t</text:span><text:span text:style-name="T1"><text:tab/><text:tab/>r</text:span><text:span text:style-name="T4">i</text:span><text:span text:style-name="T1"> är siffror.</text:span></text:p>
      <text:p text:style-name="P4"><text:span text:style-name="T1"/></text:p>
      <text:p text:style-name="P4"><text:span text:style-name="T1"/></text:p>
      <text:p text:style-name="P4"><text:span text:style-name="T1"><text:tab/><text:tab/>t = 2 ger binär form<text:tab/><text:tab/><text:tab/>siffror:<text:tab/>01</text:span></text:p>
      <text:p text:style-name="P4"><text:span text:style-name="T1"><text:tab/><text:tab/>t = 8 ger oktal form<text:tab/><text:tab/><text:tab/>siffror:<text:tab/>01234567</text:span></text:p>
      <text:p text:style-name="P4"><text:span text:style-name="T1"><text:tab/><text:tab/>t = 10 ger decimal form<text:tab/><text:tab/>siffror:<text:tab/>0123456789</text:span></text:p>
      <text:p text:style-name="P4"><text:span text:style-name="T1"><text:tab/><text:tab/>t = 16 ger hexadecimal form<text:tab/><text:tab/>siffror:<text:tab/>0123456789ABCDEF</text:span></text:p>
      <text:p text:style-name="P4"><text:span text:style-name="T1"><text:tab/><text:tab/><text:tab/><text:tab/><text:tab/><text:tab/><text:tab/></text:span><text:span text:style-name="T15"><text:tab/><text:tab/>eller<text:tab/>0123456789abcdef</text:span></text:p>
      <text:p text:style-name="P4"><text:span text:style-name="T1"/></text:p>
      <text:p text:style-name="P4"><text:span text:style-name="T1"><text:tab/><text:tab/></text:span><text:span text:style-name="T17">An</text:span><text:span text:style-name="T15">dra</text:span><text:span text:style-name="T17">, kanske bättre,</text:span><text:span text:style-name="T15"> siffror för A, B, C, D, E, F har funnits förr.</text:span></text:p>
      <text:p text:style-name="P4"><text:span text:style-name="T1"/></text:p>
      <text:p text:style-name="P29"><text:span text:style-name="T1"><text:tab/><text:tab/>I andra baser än 10 ska siffrorna uttalas</text:span></text:p>
      <text:p text:style-name="P29"><text:span text:style-name="T1"><text:tab/><text:tab/>separat (10 = ett noll, inte tio)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Om a, b är heltal betyder a | b (”a delar b”) att b = qa, <text:s/>q heltal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>Ett primtal är ett heltal p &gt; 1 som bara har delarna ±1, ±p.</text:span></text:p>
      <text:p text:style-name="P4"><text:span text:style-name="T1"/></text:p>
      <text:p text:style-name="P32"><text:span text:style-name="T1">Största gemensam delare (sgd, gcd på engelska):</text:span></text:p>
      <text:p text:style-name="P4"><text:span text:style-name="T1"/></text:p>
      <text:p text:style-name="P4"><text:span text:style-name="T1"><text:tab/></text:span><text:span text:style-name="T21">Största d så att </text:span><text:span text:style-name="T1">d|m</text:span><text:span text:style-name="T21"> och</text:span><text:span text:style-name="T1"> d|n</text:span><text:span text:style-name="T21">.</text:span></text:p>
      <text:p text:style-name="P5"><text:span text:style-name="T23"><text:tab/>Ger att<text:tab/>d = am + bn<text:tab/>a, b heltal.</text:span></text:p>
      <text:p text:style-name="P5"><text:span text:style-name="T23"><text:tab/><text:tab/><text:tab/>sgd(m; n) = sgd(n; m) = sgd(±</text:span><text:span text:style-name="T24">n</text:span><text:span text:style-name="T23">n, ±</text:span><text:span text:style-name="T24">m</text:span><text:span text:style-name="T23">m)</text:span></text:p>
      <text:p text:style-name="P25"><text:span text:style-name="T3"/></text:p>
      <text:p text:style-name="P25"><text:span text:style-name="T3"/></text:p>
      <text:p text:style-name="P25">Delargrafe<text:span text:style-name="T22">n f</text:span>ör ett heltal g &gt; 0:</text:p>
      <text:p text:style-name="P25"><text:tab/></text:p>
      <text:p text:style-name="P25"><text:tab/>Punkter svarar mot all talets delare,</text:p>
      <text:p text:style-name="P25"><text:tab/>uppåtriktade strck från “direkta delare”</text:p>
      <text:p text:style-name="P25"/>
      <text:p text:style-name="P25"><draw:frame draw:style-name="fr1" draw:name="graphics2" text:anchor-type="paragraph" svg:x="0.4382in" svg:y="0.0972in" svg:width="1.528in" svg:height="1.6665in" draw:z-index="0"><draw:image xlink:href="Pictures/2000004D00000F290000108994C1F913.svm" xlink:type="simple" xlink:show="embed" xlink:actuate="onLoad"/></draw:frame><draw:frame draw:style-name="fr1" draw:name="graphics3" text:anchor-type="paragraph" svg:x="2.348in" svg:y="0.0835in" svg:width="0.4165in" svg:height="1.6665in" draw:z-index="1"><draw:image xlink:href="Pictures/2000003400000422000010892F833868.svm" xlink:type="simple" xlink:show="embed" xlink:actuate="onLoad"/></draw:frame><draw:frame draw:style-name="fr1" draw:name="graphics4" text:anchor-type="paragraph" svg:x="3.2925in" svg:y="0.0835in" svg:width="2.778in" svg:height="2.361in" draw:z-index="2"><draw:image xlink:href="Pictures/2000019900001B900000176D072EFFBC.svm" xlink:type="simple" xlink:show="embed" xlink:actuate="onLoad"/></draw:frame><text:tab/></text:p>
      <text:p text:style-name="P25"/>
      <text:p text:style-name="P25"/>
      <text:p text:style-name="P25"/>
      <text:p text:style-name="P25"/>
      <text:p text:style-name="P25"/>
      <text:p text:style-name="P25"/>
      <text:p text:style-name="P25"><draw:ellipse text:anchor-type="paragraph" draw:z-index="4" draw:style-name="gr1" draw:text-style-name="P40" svg:width="1.4961in" svg:height="0.4689in" svg:x="3.8764in" svg:y="0.172in"><text:p/></draw:ellips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><text:tab/>En gemensam delare till m, n i en delargraf:</text:p>
      <text:p text:style-name="P26"/>
      <text:p text:style-name="P26"><text:tab/><text:tab/>Ett tal ligger under båda</text:p>
      <text:p text:style-name="P26"/>
      <text:p text:style-name="P26"><text:tab/>Att del finns en entydig största gemensamma delare ger ett</text:p>
      <text:p text:style-name="P26"><text:tab/>villkor på hur delargrafen kan se ut.</text:p>
      <text:p text:style-name="P26"/>
      <text:p text:style-name="P26"/>
      <text:p text:style-name="P26"/>
      <text:p text:style-name="P26"><draw:frame draw:style-name="fr1" draw:name="graphics5" text:anchor-type="paragraph" svg:x="1.0909in" svg:y="0.0772in" svg:width="1.1807in" svg:height="1.6665in" draw:z-index="3"><draw:image xlink:href="Pictures/2000005B00000BB700001089A8D92C65.svm" xlink:type="simple" xlink:show="embed" xlink:actuate="onLoad"/></draw:frame><text:tab/><text:tab/></text:p>
      <text:p text:style-name="P27"><text:tab/>Finns ingen sådan delargraf.</text:p>
      <text:p text:style-name="P27"><text:tab/>Ty 0 saknar sgd.</text:p>
      <text:p text:style-name="P27"/>
      <text:p text:style-name="P27"/>
      <text:p text:style-name="P27"/>
      <text:p text:style-name="P27"/>
      <text:p text:style-name="P27"/>
      <text:p text:style-name="P7"><text:span text:style-name="T21"/></text:p>
      <text:p text:style-name="P34"><text:span text:style-name="T23">Euklides' algoritm:</text:span></text:p>
      <text:p text:style-name="P8"><text:span text:style-name="T23"/></text:p>
      <text:p text:style-name="P8"><text:span text:style-name="T23"><text:tab/>sgd(m; n) = sgd(n; m − qn)<text:tab/><text:tab/>heltal q</text:span></text:p>
      <text:p text:style-name="P8"><text:span text:style-name="T23"/></text:p>
      <text:p text:style-name="P8"><text:span text:style-name="T23"><text:tab/>Detta medför:</text:span></text:p>
      <text:p text:style-name="P8"><text:span text:style-name="T23"/></text:p>
      <text:p text:style-name="P8"><text:span text:style-name="T23"><text:tab/><text:tab/>m = q</text:span><text:span text:style-name="T5">1</text:span><text:span text:style-name="T23">n + r</text:span><text:span text:style-name="T5">1</text:span><text:span text:style-name="T23"><text:tab/><text:tab/>0 ≤ r</text:span><text:span text:style-name="T5">1</text:span><text:span text:style-name="T23"> &lt; n</text:span></text:p>
      <text:p text:style-name="P8"><text:span text:style-name="T23"><text:tab/><text:tab/>n = q</text:span><text:span text:style-name="T5">2</text:span><text:span text:style-name="T23">r</text:span><text:span text:style-name="T5">1</text:span><text:span text:style-name="T23"> + r</text:span><text:span text:style-name="T5">2</text:span><text:span text:style-name="T23"><text:tab/><text:tab/>0 ≤ r</text:span><text:span text:style-name="T5">2</text:span><text:span text:style-name="T23"> &lt; n</text:span></text:p>
      <text:p text:style-name="P8"><text:span text:style-name="T23"><text:tab/><text:tab/>r</text:span><text:span text:style-name="T5">1</text:span><text:span text:style-name="T23"> = q</text:span><text:span text:style-name="T5">3</text:span><text:span text:style-name="T23">r</text:span><text:span text:style-name="T5">2</text:span><text:span text:style-name="T23"> + r</text:span><text:span text:style-name="T5">3</text:span><text:span text:style-name="T23"><text:tab/><text:tab/>0 ≤ r</text:span><text:span text:style-name="T5">3</text:span><text:span text:style-name="T23"> &lt; n</text:span></text:p>
      <text:p text:style-name="P8"><text:span text:style-name="T23"><text:tab/><text:tab/><text:tab/>⋮<text:tab/><text:tab/><text:tab/> <text:s text:c="6"/>⋮</text:span></text:p>
      <text:p text:style-name="P8"><text:span text:style-name="T23"><text:tab/><text:tab/>r</text:span><text:span text:style-name="T5">k − 3</text:span><text:span text:style-name="T23"> = q</text:span><text:span text:style-name="T5">k − 1</text:span><text:span text:style-name="T23">r</text:span><text:span text:style-name="T5">k − 2</text:span><text:span text:style-name="T23"> + r</text:span><text:span text:style-name="T5">k − 1</text:span></text:p>
      <text:p text:style-name="P8"><text:span text:style-name="T5"><text:tab/><text:tab/></text:span><text:span text:style-name="T23">r</text:span><text:span text:style-name="T5">k − 2</text:span><text:span text:style-name="T23"> = q</text:span><text:span text:style-name="T5">k</text:span><text:span text:style-name="T23">r</text:span><text:span text:style-name="T5">k − 1</text:span><text:span text:style-name="T23"> + 0</text:span></text:p>
      <text:p text:style-name="P8"><text:span text:style-name="T23"/></text:p>
      <text:p text:style-name="P8"><text:span text:style-name="T23"><text:tab/><text:tab/>sgd(m; n) = r</text:span><text:span text:style-name="T5">k − 1</text:span></text:p>
      <text:p text:style-name="P8"><text:span text:style-name="T13"/></text:p>
      <text:p text:style-name="P8"><text:span text:style-name="T23"/></text:p>
      <text:p text:style-name="P8"><text:span text:style-name="T23"/></text:p>
      <text:p text:style-name="P8"><text:span text:style-name="T23">Två heltal, m och n, är relativt prima om sgd(m; n) = 1.<text:tab/></text:span><text:span text:style-name="T16">Alltså om m∤n och n∤m.</text:span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Minsta gemensam multipel</text:span><text:span text:style-name="T1"> (</text:span><text:span text:style-name="T23">mgm</text:span><text:span text:style-name="T1">, </text:span><text:span text:style-name="T23">l</text:span><text:span text:style-name="T1">cm på engelska):</text:span></text:p>
      <text:p text:style-name="P8"><text:span text:style-name="T1"/></text:p>
      <text:p text:style-name="P8"><text:span text:style-name="T23"><text:tab/>mgm(a; b) = m <text:s/>så att <text:s/>a|m <text:s/>och <text:s/>b|m, <text:s/>minsta m.</text:span></text:p>
      <text:p text:style-name="P8"><text:span text:style-name="T23"/></text:p>
      <text:p text:style-name="P8"><text:span text:style-name="T23"><text:tab/>mgm(a; b)⋅sgd(a; b) = ab</text:span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En diofantisk ekvation är en ekvation där endast heltalslösningar sökes.</text:span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Den linjära diofantiska ekvationen</text:span></text:p>
      <text:p text:style-name="P8"><text:span text:style-name="T23"/></text:p>
      <text:p text:style-name="P8"><text:span text:style-name="T23"><text:tab/>ax + by = c<text:tab/><text:tab/>a, b, c heltal</text:span></text:p>
      <text:p text:style-name="P8"><text:span text:style-name="T23"/></text:p>
      <text:p text:style-name="P8"><text:span text:style-name="T23"><text:tab/>är lösbar omm (om och endast om; precis om; exakt om) sgd(a; b) | c.</text:span></text:p>
      <text:p text:style-name="P8"><text:span text:style-name="T23"/></text:p>
      <text:p text:style-name="P9"><text:span text:style-name="T25"><text:tab/>Om lösbar, men inte a = b = 0, och sgd(a; b) = d = ma + nb, m, n heltal</text:span></text:p>
      <text:p text:style-name="P9"><text:span text:style-name="T25"/></text:p>
      <text:p text:style-name="P9"><text:span text:style-name="T25"><text:tab/>så ges alla lösningar av <text:s/></text:span><text:span text:style-name="T25"><draw:frame draw:style-name="fr3" draw:name="Object1" text:anchor-type="as-char" svg:width="1.0228in" svg:height="0.9146in" draw:z-index="5"><draw:object xlink:href="./Object 1" xlink:type="simple" xlink:show="embed" xlink:actuate="onLoad"/><draw:image xlink:href="./ObjectReplacements/Object 1" xlink:type="simple" xlink:show="embed" xlink:actuate="onLoad"/></draw:frame></text:span><text:span text:style-name="T25">, <text:tab/>q hetal.</text:span></text:p>
      <text:p text:style-name="P39">Aritmetikens fundamentalsats<text:span text:style-name="T27">:</text:span></text:p>
      <text:p text:style-name="P28"/>
      <text:p text:style-name="P28"><text:tab/>Alla positiva heltal (större än 1) kan faktoriseras</text:p>
      <text:p text:style-name="P10"><text:span text:style-name="T26"><text:tab/></text:span><text:span text:style-name="T25">till en unik mängd</text:span><text:span text:style-name="T26"> </text:span><text:span text:style-name="T25">av (icke-unika) primtal.</text:span></text:p>
      <text:p text:style-name="P10"><text:span text:style-name="T25"><text:tab/>(1 är “den tomma produkten”.)</text:span></text:p>
      <text:p text:style-name="P10"><text:span text:style-name="T25"/></text:p>
      <text:p text:style-name="P10"><text:span text:style-name="T25"/></text:p>
      <text:p text:style-name="P10"><text:span text:style-name="T25"><text:tab/>Om </text:span><text:span text:style-name="T25"><draw:frame draw:style-name="fr4" draw:name="Object2" text:anchor-type="as-char" svg:y="-0.2299in" svg:width="2.1457in" svg:height="0.2827in" draw:z-index="6"><draw:object xlink:href="./Object 2" xlink:type="simple" xlink:show="embed" xlink:actuate="onLoad"/><draw:image xlink:href="./ObjectReplacements/Object 2" xlink:type="simple" xlink:show="embed" xlink:actuate="onLoad"/></draw:frame></text:span><text:span text:style-name="T25"> så är</text:span></text:p>
      <text:p text:style-name="P10"><text:span text:style-name="T25"/></text:p>
      <text:p text:style-name="P10"><text:span text:style-name="T25"><text:tab/></text:span><text:span text:style-name="T25"><draw:frame draw:style-name="fr4" draw:name="Object3" text:anchor-type="as-char" svg:y="-0.2346in" svg:width="2.5165in" svg:height="0.2827in" draw:z-index="7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5"> och </text:span><text:span text:style-name="T25"><draw:frame draw:style-name="fr4" draw:name="Object4" text:anchor-type="as-char" svg:y="-0.2299in" svg:width="2.7126in" svg:height="0.2827in" draw:z-index="8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0"><text:span text:style-name="T25"/></text:p>
      <text:p text:style-name="P11"><text:span text:style-name="T27">Modulär aritmetik:</text:span></text:p>
      <text:p text:style-name="P11"><text:span text:style-name="T27"/></text:p>
      <text:p text:style-name="P11"><text:span text:style-name="T27"><text:tab/>x ≡ y (mod m)<text:tab/>eller<text:tab/> <text:s/>x ≡</text:span><text:span text:style-name="T6">m</text:span><text:span text:style-name="T27"> y<text:tab/>eller<text:tab/><text:tab/>x = y i ℤ</text:span><text:span text:style-name="T6">m</text:span><text:span text:style-name="T27"> </text:span></text:p>
      <text:p text:style-name="P11"><text:span text:style-name="T27"/></text:p>
      <text:p text:style-name="P30"><text:span text:style-name="T27"><text:tab/>(Sista bara för heltal, för andra mängder måste man byta ut ℤ.)</text:span></text:p>
      <text:p text:style-name="P11"><text:span text:style-name="T27"/></text:p>
      <text:p text:style-name="P11"><text:span text:style-name="T27"><text:tab/>betyder m|(x − y), och läses “x är kongruent med y modulo m”.</text:span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>x</text:span><text:span text:style-name="T6">1</text:span><text:span text:style-name="T27"> ≡</text:span><text:span text:style-name="T6">m</text:span><text:span text:style-name="T27"> x</text:span><text:span text:style-name="T6">2</text:span><text:span text:style-name="T27">, <text:s/>y</text:span><text:span text:style-name="T6">1</text:span><text:span text:style-name="T27"> ≡</text:span><text:span text:style-name="T6">m</text:span><text:span text:style-name="T27"> y</text:span><text:span text:style-name="T6">2</text:span><text:span text:style-name="T27"> <text:s/>⇒ <text:s/>x</text:span><text:span text:style-name="T6">1</text:span><text:span text:style-name="T27"> + y</text:span><text:span text:style-name="T6">1 </text:span><text:span text:style-name="T27">≡</text:span><text:span text:style-name="T6">m</text:span><text:span text:style-name="T27"> x</text:span><text:span text:style-name="T6">2 </text:span><text:span text:style-name="T27">+</text:span><text:span text:style-name="T6"> </text:span><text:span text:style-name="T27">y</text:span><text:span text:style-name="T6">2</text:span><text:span text:style-name="T27">, <text:s/>x</text:span><text:span text:style-name="T6">1</text:span><text:span text:style-name="T27">y</text:span><text:span text:style-name="T6">1 </text:span><text:span text:style-name="T27">≡</text:span><text:span text:style-name="T6">m</text:span><text:span text:style-name="T27"> x</text:span><text:span text:style-name="T6">2</text:span><text:span text:style-name="T27">y</text:span><text:span text:style-name="T6">2</text:span></text:p>
      <text:p text:style-name="P11"><text:span text:style-name="T27"/></text:p>
      <text:p text:style-name="P11"><text:span text:style-name="T27"/></text:p>
      <text:p text:style-name="P11"><text:span text:style-name="T27"/></text:p>
      <text:p text:style-name="P11"><text:span text:style-name="T27">r i ℤ</text:span><text:span text:style-name="T6">m</text:span><text:span text:style-name="T27"> är inverterbart om x ∈ ℤ</text:span><text:span text:style-name="T6">m</text:span><text:span text:style-name="T27"> så att rx = 1 i ℤ</text:span><text:span text:style-name="T6">m</text:span><text:span text:style-name="T27">.</text:span></text:p>
      <text:p text:style-name="P11"><text:span text:style-name="T27">x = r</text:span><text:span text:style-name="T28">−1</text:span><text:span text:style-name="T27"><text:tab/>r:s invers.</text:span></text:p>
      <text:p text:style-name="P11"><text:span text:style-name="T27">r är inverterbart omm sgd(r; m) = 1 (i ℤ</text:span><text:span text:style-name="T6">m</text:span><text:span text:style-name="T27">).</text:span></text:p>
      <text:p text:style-name="P11"><text:span text:style-name="T27"/></text:p>
      <text:p text:style-name="P11"><text:span text:style-name="T27">Om m är ett primtal så är alla tal utom 0 inverterbart.</text:span></text:p>
      <text:p text:style-name="P11"><text:span text:style-name="T27"/></text:p>
      <text:p text:style-name="P11"><text:span text:style-name="T27"/></text:p>
      <text:p text:style-name="P35"><text:span text:style-name="T35">En mängd kan ses som en ”pås” med ”saker” (eller pekare till saker),</text:span></text:p>
      <text:p text:style-name="P12"><text:span text:style-name="T35">dessa ”saker” kallas element.</text:span></text:p>
      <text:p text:style-name="P12"><text:span text:style-name="T35"/></text:p>
      <text:p text:style-name="P12"><text:span text:style-name="T35">Två mängder är lika omm de innehåller samma element.</text:span></text:p>
      <text:p text:style-name="P12"><text:span text:style-name="T35">Elementen i en mängd är oordnade.</text:span></text:p>
      <text:p text:style-name="P12"><text:span text:style-name="T35"/></text:p>
      <text:p text:style-name="P12"><text:span text:style-name="T35"/></text:p>
      <text:p text:style-name="P12"><text:span text:style-name="T35"/></text:p>
      <text:p text:style-name="P12"><text:span text:style-name="T35">{1, 2} är mängden med talen 1 och 2.</text:span></text:p>
      <text:p text:style-name="P12"><text:span text:style-name="T35">{x | Px} är mängden av alla tal med egenskapen P, till exempel:</text:span></text:p>
      <text:p text:style-name="P12"><text:span text:style-name="T35"><text:tab/>{x | x &gt; 4} är mängden med alla tal som är strikt större än 4.</text:span></text:p>
      <text:p text:style-name="P12"><text:span text:style-name="T35"/></text:p>
      <text:p text:style-name="P12"><text:span text:style-name="T35"/></text:p>
      <text:p text:style-name="P12"><text:span text:style-name="T35"/></text:p>
      <text:p text:style-name="P12"><text:span text:style-name="T35">Den tomman mängden är mängden utan element, och betecknas ∅</text:span></text:p>
      <text:p text:style-name="P12"><text:span text:style-name="T35">∅ = {x | x ≠ x} = {}.</text:span></text:p>
      <text:p text:style-name="P12"><text:span text:style-name="T35"/></text:p>
      <text:p text:style-name="P12"><text:span text:style-name="T35">{∅} ≠ ∅,<text:tab/>∅ är tom, {∅} är mängden som innehåller den tomma mängden.</text:span></text:p>
      <text:p text:style-name="P12"><text:span text:style-name="T35"/></text:p>
      <text:p text:style-name="P12"><text:span text:style-name="T35"/></text:p>
      <text:p text:style-name="P12"><text:span text:style-name="T35"/></text:p>
      <text:p text:style-name="P12"><text:span text:style-name="T35">Universum, 𝓤, är grundmängden med alla element vi sysslar med.</text:span></text:p>
      <text:p text:style-name="P12"><text:span text:style-name="T35"/></text:p>
      <text:p text:style-name="P12"><text:span text:style-name="T35"/></text:p>
      <text:p text:style-name="P12"><text:span text:style-name="T35">Standardbeteckningar för olika talmängder:<text:tab/>ℤ, ℕ, <text:s/>ℤ</text:span><text:span text:style-name="T7">+</text:span><text:span text:style-name="T35">, ℚ, ℝ, ℂ.</text:span></text:p>
      <text:p text:style-name="P12"><text:span text:style-name="T35"/></text:p>
      <text:p text:style-name="P12"><text:span text:style-name="T35"/></text:p>
      <text:p text:style-name="P12"><text:span text:style-name="T35"/></text:p>
      <text:p text:style-name="P12"><text:span text:style-name="T35">a ∈ A<text:tab/><text:tab/>a är ett element i A.</text:span></text:p>
      <text:p text:style-name="P12"><text:span text:style-name="T35">a ∉ A<text:tab/><text:tab/>a är ett inte element i A.</text:span></text:p>
      <text:p text:style-name="P12"><text:span text:style-name="T35">B ⊆ A<text:tab/><text:tab/>B är en delmängd av A.<text:tab/><text:tab/><text:tab/>Alla element i B finns i A.</text:span></text:p>
      <text:p text:style-name="P12"><text:span text:style-name="T35">B ⊂ A<text:tab/><text:tab/>B är en äkta delmängd av A. <text:tab/><text:tab/>B ⊆ A, men B ≠ A.</text:span></text:p>
      <text:p text:style-name="P12"><text:span text:style-name="T35">|A|<text:tab/><text:tab/>A:s kardinalitet.<text:tab/><text:tab/><text:tab/><text:tab/>Antalet element i A.</text:span></text:p>
      <text:p text:style-name="P12"><text:span text:style-name="T35">A ∪ B<text:tab/><text:tab/>Unionen av A och B; mängden med alla element i A eller B.</text:span></text:p>
      <text:p text:style-name="P12"><text:span text:style-name="T35">A ∩ B<text:tab/><text:tab/>Snittet (skärningen) av A och B; mängden med de element som</text:span></text:p>
      <text:p text:style-name="P12"><text:span text:style-name="T35"><text:tab/><text:tab/>finns i både A eller B.</text:span></text:p>
      <text:p text:style-name="P12"><text:span text:style-name="T35">A \ B<text:tab/><text:tab/>Differensen mellan A och B; mängden med alla element som finns</text:span></text:p>
      <text:p text:style-name="P12"><text:span text:style-name="T35"><text:tab/><text:tab/>i A förutsatt att elementet inte finns i B.</text:span></text:p>
      <text:p text:style-name="P12"><text:span text:style-name="T35">A</text:span><text:span text:style-name="T29">C</text:span><text:span text:style-name="T35"><text:tab/><text:tab/>Komplementet till A; mängden med alla element som inte finns i A,</text:span></text:p>
      <text:p text:style-name="P12"><text:span text:style-name="T35"><text:tab/><text:tab/>(men finns i grundmängden (universum)).</text:span></text:p>
      <text:p text:style-name="P12"><text:span text:style-name="T35">𝓟(A)<text:tab/><text:tab/>A:s potensmängd; mängden av alla A:s delmängder.</text:span></text:p>
      <text:p text:style-name="P12"><text:span text:style-name="T35">A × B<text:tab/><text:tab/>Produktmängden av A och B; mängden med alla elementpar mellan</text:span></text:p>
      <text:p text:style-name="P12"><text:span text:style-name="T35"><text:tab/><text:tab/>A och B, det vill säga {(a; b) | a ∈ A, b ∈ B}.</text:span></text:p>
      <text:p text:style-name="P12"><text:span text:style-name="T35"/></text:p>
      <text:p text:style-name="P33"><text:span text:style-name="T36">C </text:span><text:span text:style-name="T37">⊆</text:span><text:span text:style-name="T36"> A, A </text:span><text:span text:style-name="T37">⊆</text:span><text:span text:style-name="T36"> B ⇒ C </text:span><text:span text:style-name="T37">⊆</text:span><text:span text:style-name="T36"> B</text:span></text:p>
      <text:p text:style-name="P19"/>
      <text:p text:style-name="P19"/>
      <text:p text:style-name="P19">Associativa lagen:<text:tab/>(A ∪ B) ∪ C = A ∪ (B ∪ D)</text:p>
      <text:p text:style-name="P6"><text:span text:style-name="T38"><text:tab/><text:tab/><text:tab/><text:tab/></text:span><text:span text:style-name="T36">(A ∩ B) ∩ C = A ∩ (B ∩ D)</text:span></text:p>
      <text:p text:style-name="P19"/>
      <text:p text:style-name="P19">Kommutativa lagen:<text:tab/>A ∪ B = B ∪ A</text:p>
      <text:p text:style-name="P6"><text:span text:style-name="T38"><text:tab/><text:tab/><text:tab/><text:tab/></text:span><text:span text:style-name="T36">A ∩ B = B ∩ A</text:span></text:p>
      <text:p text:style-name="P19"/>
      <text:p text:style-name="P19">Distributiva lagen:<text:tab/>A ∪ (B ∩ C) = (A ∪ B) ∩ (A ∪ C)</text:p>
      <text:p text:style-name="P19"><text:tab/><text:tab/><text:tab/><text:tab/>A ∩ (B ∪ C) = (A ∩ B) ∪ (A ∩ C)</text:p>
      <text:p text:style-name="P19"/>
      <text:p text:style-name="P6"><text:span text:style-name="T36">De Morgans lag:<text:tab/><text:tab/>(A ∪ B)</text:span><text:span text:style-name="T30">C</text:span><text:span text:style-name="T36"> = A</text:span><text:span text:style-name="T30">C</text:span><text:span text:style-name="T36"> ∩ B</text:span><text:span text:style-name="T30">C</text:span></text:p>
      <text:p text:style-name="P6"><text:span text:style-name="T38"><text:tab/><text:tab/><text:tab/><text:tab/></text:span><text:span text:style-name="T36">(A ∩ B)</text:span><text:span text:style-name="T30">C</text:span><text:span text:style-name="T36"> = A</text:span><text:span text:style-name="T30">C</text:span><text:span text:style-name="T36"> ∪ B</text:span><text:span text:style-name="T30">C</text:span></text:p>
      <text:p text:style-name="P20"/>
      <text:p text:style-name="P6"><text:span text:style-name="T39">Identitetslagar:<text:tab/><text:tab/>A </text:span><text:span text:style-name="T36">∪</text:span><text:span text:style-name="T39"> A = A</text:span></text:p>
      <text:p text:style-name="P6"><text:span text:style-name="T38"><text:tab/><text:tab/><text:tab/><text:tab/></text:span><text:span text:style-name="T39">A </text:span><text:span text:style-name="T36">∩</text:span><text:span text:style-name="T39"> A = A</text:span></text:p>
      <text:p text:style-name="P6"><text:span text:style-name="T38"><text:tab/><text:tab/><text:tab/><text:tab/></text:span><text:span text:style-name="T39">A </text:span><text:span text:style-name="T36">∩</text:span><text:span text:style-name="T39"> </text:span><text:span text:style-name="T38">𝓤 </text:span><text:span text:style-name="T39">= </text:span><text:span text:style-name="T38">A</text:span></text:p>
      <text:p text:style-name="P6"><text:span text:style-name="T38"><text:tab/><text:tab/><text:tab/><text:tab/></text:span><text:span text:style-name="T39">A </text:span><text:span text:style-name="T36">∪</text:span><text:span text:style-name="T39"> </text:span><text:span text:style-name="T38">∅</text:span><text:span text:style-name="T39"> = A</text:span></text:p>
      <text:p text:style-name="P20"/>
      <text:p text:style-name="P6"><text:span text:style-name="T39">Absorptionslagen:<text:tab/>A </text:span><text:span text:style-name="T36">∪</text:span><text:span text:style-name="T39"> (</text:span><text:span text:style-name="T40">A</text:span><text:span text:style-name="T39"> </text:span><text:span text:style-name="T36">∩</text:span><text:span text:style-name="T39"> </text:span><text:span text:style-name="T40">B</text:span><text:span text:style-name="T39">) =</text:span><text:span text:style-name="T40"> </text:span><text:span text:style-name="T39">A </text:span><text:span text:style-name="T36">∩</text:span><text:span text:style-name="T39"> (</text:span><text:span text:style-name="T40">A</text:span><text:span text:style-name="T39"> </text:span><text:span text:style-name="T36">∪</text:span><text:span text:style-name="T39"> </text:span><text:span text:style-name="T40">B</text:span><text:span text:style-name="T39">)</text:span><text:span text:style-name="T40"> =</text:span><text:span text:style-name="T39"> A</text:span></text:p>
      <text:p text:style-name="P20"/>
      <text:p text:style-name="P6"><text:span text:style-name="T39">Dubbelt komplement</text:span><text:span text:style-name="T38">:</text:span><text:span text:style-name="T39"><text:tab/>(A</text:span><text:span text:style-name="T31">C</text:span><text:span text:style-name="T39">)</text:span><text:span text:style-name="T31">C</text:span><text:span text:style-name="T39"> = A</text:span></text:p>
      <text:p text:style-name="P21"/>
      <text:p text:style-name="P6"><text:span text:style-name="T38">Inverslagar:<text:tab/><text:tab/>A </text:span><text:span text:style-name="T36">∪</text:span><text:span text:style-name="T38"> A</text:span><text:span text:style-name="T32">C</text:span><text:span text:style-name="T38"> = 𝓤</text:span></text:p>
      <text:p text:style-name="P6"><text:span text:style-name="T38"><text:tab/><text:tab/><text:tab/><text:tab/>A </text:span><text:span text:style-name="T36">∩</text:span><text:span text:style-name="T38"> A</text:span><text:span text:style-name="T32">C</text:span><text:span text:style-name="T38"> = ∅</text:span></text:p>
      <text:p text:style-name="P21"/>
      <text:p text:style-name="P6"><text:span text:style-name="T38">Dominanslagar:<text:tab/><text:tab/></text:span><text:span text:style-name="T39">A </text:span><text:span text:style-name="T36">∩</text:span><text:span text:style-name="T39"> </text:span><text:span text:style-name="T38">∅</text:span><text:span text:style-name="T39"> = </text:span><text:span text:style-name="T38">∅<text:tab/><text:tab/><text:tab/></text:span><text:span text:style-name="T18">( <text:s/>A </text:span><text:span text:style-name="T19">∩</text:span><text:span text:style-name="T18"> B = B <text:s/>omm <text:s/>B ⊆ A <text:s/>)</text:span></text:p>
      <text:p text:style-name="P6"><text:span text:style-name="T38"><text:tab/><text:tab/><text:tab/><text:tab/></text:span><text:span text:style-name="T39">A </text:span><text:span text:style-name="T36">∪</text:span><text:span text:style-name="T39"> </text:span><text:span text:style-name="T38">𝓤 </text:span><text:span text:style-name="T39">= </text:span><text:span text:style-name="T38">𝓤<text:tab/><text:tab/><text:tab/></text:span><text:span text:style-name="T18">( <text:s/>A </text:span><text:span text:style-name="T19">∪</text:span><text:span text:style-name="T18"> B = B <text:s/>omm <text:s/>B ⊇ A <text:s/>)</text:span></text:p>
      <text:p text:style-name="P21"/>
      <text:p text:style-name="P21"><draw:frame draw:style-name="fr2" draw:name="graphics1" text:anchor-type="paragraph" svg:x="4.0146in" svg:y="0.1874in" svg:width="2.5in" svg:height="1.389in" draw:z-index="9"><draw:image xlink:href="Pictures/20000037000018CE00000DC8CF8DBB2C.svm" xlink:type="simple" xlink:show="embed" xlink:actuate="onLoad"/></draw:frame></text:p>
      <text:p text:style-name="P21"/>
      <text:p text:style-name="P21"/>
      <text:p text:style-name="P21"/>
      <text:p text:style-name="P6"><text:span text:style-name="T38">Om A, B disjunkta (</text:span><text:span text:style-name="T39">A </text:span><text:span text:style-name="T36">∩</text:span><text:span text:style-name="T38"> B = ∅):</text:span></text:p>
      <text:p text:style-name="P21"/>
      <text:p text:style-name="P6"><text:span text:style-name="T38"><text:tab/>|A </text:span><text:span text:style-name="T36">∪</text:span><text:span text:style-name="T38"> B| = |A| + |B|</text:span></text:p>
      <text:p text:style-name="P21"/>
      <text:p text:style-name="P21"><draw:frame draw:style-name="fr1" draw:name="graphics6" text:anchor-type="paragraph" svg:x="4.3646in" svg:y="0.1874in" svg:width="1.8055in" svg:height="1.389in" draw:z-index="10"><draw:image xlink:href="Pictures/2000004F000011EA00000DC8B640F324.svm" xlink:type="simple" xlink:show="embed" xlink:actuate="onLoad"/></draw:frame></text:p>
      <text:p text:style-name="P6"><text:span text:style-name="T41">I allmänhet:<text:tab/>(ej disjunkta </text:span><text:span text:style-name="T20">eller disjunkta</text:span><text:span text:style-name="T41">)</text:span></text:p>
      <text:p text:style-name="P22"/>
      <text:p text:style-name="P6"><text:span text:style-name="T41"><text:tab/></text:span><text:span text:style-name="T38">|A </text:span><text:span text:style-name="T36">∪</text:span><text:span text:style-name="T38"> B| = |A| + |B|</text:span><text:span text:style-name="T41"> − |</text:span><text:span text:style-name="T39">A </text:span><text:span text:style-name="T36">∩</text:span><text:span text:style-name="T38"> B</text:span><text:span text:style-name="T41">|</text:span></text:p>
      <text:p text:style-name="P22"><text:tab/> <text:s text:c="3"/>9<text:tab/> <text:s text:c="6"/>5 <text:s text:c="6"/>6 <text:s text:c="9"/>2</text:p>
      <text:p text:style-name="P13"><text:span text:style-name="T35"/></text:p>
      <text:p text:style-name="P36"><text:span text:style-name="T42">Induktionsbevis:</text:span></text:p>
      <text:p text:style-name="P14"><text:span text:style-name="T42"/></text:p>
      <text:p text:style-name="P14"><text:span text:style-name="T42"><text:tab/>Om P(a) är sant och om P(n) ⇒ P(n + 1)</text:span></text:p>
      <text:p text:style-name="P14"><text:span text:style-name="T42"><text:tab/>så är P(x) sant för alla heltal x ≥ a.</text:span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/></text:p>
      <text:p text:style-name="P14"><text:span text:style-name="T42">Rekursion:</text:span></text:p>
      <text:p text:style-name="P14"><text:span text:style-name="T42"/></text:p>
      <text:p text:style-name="P14"><text:span text:style-name="T42"><text:tab/></text:span><text:span text:style-name="T43">En följd har en eller fler fördefinierade värden,</text:span></text:p>
      <text:p text:style-name="P15"><text:span text:style-name="T43"><text:tab/>startvärden. Till exempel: F</text:span><text:span text:style-name="T8">0</text:span><text:span text:style-name="T43"> = 0, F</text:span><text:span text:style-name="T8">1</text:span><text:span text:style-name="T43"> = 1</text:span></text:p>
      <text:p text:style-name="P15"><text:span text:style-name="T43"/></text:p>
      <text:p text:style-name="P15"><text:span text:style-name="T43"><text:tab/>Nästa tal i möljden bestäms av föregående.</text:span></text:p>
      <text:p text:style-name="P15"><text:span text:style-name="T43"><text:tab/>Till exempel:</text:span></text:p>
      <text:p text:style-name="P15"><text:span text:style-name="T43"/></text:p>
      <text:p text:style-name="P15"><text:span text:style-name="T43"><text:tab/><text:tab/>F</text:span><text:span text:style-name="T8">n</text:span><text:span text:style-name="T43"> = F</text:span><text:span text:style-name="T8">n − 1</text:span><text:span text:style-name="T43"> + F</text:span><text:span text:style-name="T8">n − 2</text:span></text:p>
      <text:p text:style-name="P15"><text:span text:style-name="T43"/></text:p>
      <text:p text:style-name="P15"><text:span text:style-name="T43"><text:tab/>(Detta är Fibonaccitalen.)</text:span></text:p>
      <text:p text:style-name="P15"><text:span text:style-name="T43"/></text:p>
      <text:p text:style-name="P15"><text:span text:style-name="T43"/></text:p>
      <text:p text:style-name="P15"><text:span text:style-name="T43"/></text:p>
      <text:p text:style-name="P15"><text:span text:style-name="T43"/></text:p>
      <text:p text:style-name="P16"><text:span text:style-name="T44">Funktioner, avbildningar</text:span></text:p>
      <text:p text:style-name="P16"><text:span text:style-name="T44"/></text:p>
      <text:p text:style-name="P16"><text:span text:style-name="T44"><text:tab/>ƒ : X → Y,<text:tab/>y = ƒ(x)</text:span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>Sammansättning av funktion</text:span></text:p>
      <text:p text:style-name="P16"><text:span text:style-name="T44"/></text:p>
      <text:p text:style-name="P16"><text:span text:style-name="T44"><text:tab/>ƒ : X → Y,<text:tab/>g : Y → Z<text:tab/>ger<text:tab/>gƒ : X → Z,<text:tab/>(gƒ)(x) = g(ƒ(x))</text:span></text:p>
      <text:p text:style-name="P16"><text:span text:style-name="T44"/></text:p>
      <text:p text:style-name="P31"><text:span text:style-name="T44"><text:tab/>gƒ brukar, mer tydligt, skrivas g∘ƒ</text:span></text:p>
      <text:p text:style-name="P16"><text:span text:style-name="T44"/></text:p>
      <text:p text:style-name="P16"><text:span text:style-name="T44"/></text:p>
      <text:p text:style-name="P16"><text:span text:style-name="T44"/></text:p>
      <text:p text:style-name="P16"><text:span text:style-name="T44">Den funktion ƒ : X → Y kan definieras som en delmängd ƒ ⊆ X × Y med</text:span></text:p>
      <text:p text:style-name="P16"><text:span text:style-name="T44"/></text:p>
      <text:p text:style-name="P16"><text:span text:style-name="T44"><text:tab/>(x; y</text:span><text:span text:style-name="T9">1</text:span><text:span text:style-name="T44">), (x; y</text:span><text:span text:style-name="T9">2</text:span><text:span text:style-name="T44">) ∈ ƒ ⇒ y</text:span><text:span text:style-name="T9">1</text:span><text:span text:style-name="T44"> = y</text:span><text:span text:style-name="T9">2</text:span></text:p>
      <text:p text:style-name="P17"><text:span text:style-name="T44"><text:tab/>För alla x ∈ </text:span><text:span text:style-name="T45">X finns y </text:span><text:span text:style-name="T44">∈</text:span><text:span text:style-name="T45"> Y så att (x, y) </text:span><text:span text:style-name="T44">∈</text:span><text:span text:style-name="T45"> </text:span><text:span text:style-name="T44">ƒ</text:span></text:p>
      <text:p text:style-name="P17"><text:span text:style-name="T45"/></text:p>
      <text:p text:style-name="P37"><text:span text:style-name="T44">ƒ : X → Y</text:span><text:span text:style-name="T45"> är en</text:span></text:p>
      <text:p text:style-name="P17"><text:span text:style-name="T45"/></text:p>
      <text:p text:style-name="P17"><text:span text:style-name="T45"><text:tab/>injektion<text:tab/>om har högst en x </text:span><text:span text:style-name="T44">∈</text:span><text:span text:style-name="T45"> X för alla y </text:span><text:span text:style-name="T44">∈</text:span><text:span text:style-name="T45"> Y</text:span></text:p>
      <text:p text:style-name="P17"><text:span text:style-name="T45"/></text:p>
      <text:p text:style-name="P17"><text:span text:style-name="T45"><text:tab/>surjektion<text:tab/>om har minst en x </text:span><text:span text:style-name="T44">∈</text:span><text:span text:style-name="T45"> X för alla y </text:span><text:span text:style-name="T44">∈</text:span><text:span text:style-name="T45"> Y</text:span></text:p>
      <text:p text:style-name="P17"><text:span text:style-name="T45"/></text:p>
      <text:p text:style-name="P17"><text:span text:style-name="T45"><text:tab/>bijektion<text:tab/>om har exakt en x </text:span><text:span text:style-name="T44">∈</text:span><text:span text:style-name="T45"> X för alla y </text:span><text:span text:style-name="T44">∈</text:span><text:span text:style-name="T45"> Y (injektion och surjektion).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Sammansättning av två -jektioner ger en -jektion (in-, sur-, bijektion)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g : Y → X är en inversfunktion, ƒ</text:span><text:span text:style-name="T33">−1</text:span><text:span text:style-name="T45">, till ƒ : X → Y omm (fg = f∘g) fg = id</text:span><text:span text:style-name="T10">Y</text:span><text:span text:style-name="T45">, gf = id</text:span><text:span text:style-name="T10">X</text:span><text:span text:style-name="T45">,</text:span></text:p>
      <text:p text:style-name="P17"><text:span text:style-name="T45">där id</text:span><text:span text:style-name="T10">Λ</text:span><text:span text:style-name="T45">(λ) = <text:s/>λ för alla λ ∈ Λ. (Λ är X eller Y)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ƒ har en inversfunktion (är inverterbar) omm ƒ är en bijektion,</text:span></text:p>
      <text:p text:style-name="P17"><text:span text:style-name="T45">ƒ</text:span><text:span text:style-name="T33">−1</text:span><text:span text:style-name="T45"> är också en bijektion.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Två mängder, X och Y, har samma kardinalitet</text:span></text:p>
      <text:p text:style-name="P17"><text:span text:style-name="T45">omm det finns en bijektion ƒ : X → Y.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En mängds kardinalitet är entydig.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|X| = n (kardinaliteten, antalet element = n)</text:span></text:p>
      <text:p text:style-name="P17"><text:span text:style-name="T45">betyder att det finns en bijektion</text:span></text:p>
      <text:p text:style-name="P17"><text:span text:style-name="T45">ƒ : {1, 2, …, n} → X.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>Att X är uppräknelig (uppräkneligt oändligt) betyder att det finns</text:span></text:p>
      <text:p text:style-name="P17"><text:span text:style-name="T45">en bijektion ƒ : ℕ → X.</text:span></text:p>
      <text:p text:style-name="P17"><text:span text:style-name="T45"/></text:p>
      <text:p text:style-name="P17"><text:span text:style-name="T45"/></text:p>
      <text:p text:style-name="P17"><text:span text:style-name="T45">ℚ (de rationella talen)<text:tab/>är uppräknelig</text:span></text:p>
      <text:p text:style-name="P17"><text:span text:style-name="T45">ℝ (de reella talen)<text:tab/>är oändlig, men inte uppräknelig (den är överuppräknelig)</text:span></text:p>
      <text:p text:style-name="P17"><text:span text:style-name="T45">|ℚ| = |ℕ| &lt; |ℝ|</text:span></text:p>
      <text:p text:style-name="P37"><text:span text:style-name="T45">För alla mängder, ändliga som </text:span><text:span text:style-name="T46">o</text:span><text:span text:style-name="T45">ändliga, X, gäller att:</text:span></text:p>
      <text:p text:style-name="P17"><text:span text:style-name="T45"/></text:p>
      <text:p text:style-name="P17"><text:span text:style-name="T45"><text:tab/>|X| &lt; |𝓟(X)|</text:span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7"><text:span text:style-name="T45"/></text:p>
      <text:p text:style-name="P18"><text:span text:style-name="T46">Om ℛ är en binär relation på mängden X är aℛb antingen sann eller falsk,</text:span></text:p>
      <text:p text:style-name="P18"><text:span text:style-name="T46">för alla a, b ∈ X.</text:span></text:p>
      <text:p text:style-name="P18"><text:span text:style-name="T46"/></text:p>
      <text:p text:style-name="P18"><text:span text:style-name="T46"/></text:p>
      <text:p text:style-name="P18"><text:span text:style-name="T46"/></text:p>
      <text:p text:style-name="P18"><text:span text:style-name="T46">Relationen ℛ kan beskrivas med</text:span></text:p>
      <text:p text:style-name="P18"><text:span text:style-name="T46"/></text:p>
      <text:p text:style-name="P18"><text:span text:style-name="T46"><text:tab/>en delmängd till X</text:span><text:span text:style-name="T34">2</text:span><text:span text:style-name="T46">, {(a; b) ∈ X</text:span><text:span text:style-name="T34">2</text:span><text:span text:style-name="T46"> | aℛb}.</text:span></text:p>
      <text:p text:style-name="P18"><text:span text:style-name="T14"/></text:p>
      <text:p text:style-name="P18"><text:span text:style-name="T46"><text:tab/>en graf med punkter svarande mot elementen i X och en pil</text:span></text:p>
      <text:p text:style-name="P18"><text:span text:style-name="T46"><text:tab/>från a till b omm aℛb.</text:span></text:p>
      <text:p text:style-name="P18"><text:span text:style-name="T46"/></text:p>
      <text:p text:style-name="P18"><text:span text:style-name="T46"><text:tab/>en matris med rader och kolonner svaradne mot X:s element,</text:span></text:p>
      <text:p text:style-name="P18"><text:span text:style-name="T46"><text:tab/>1 i position ab omm aℛb, annars 0.</text:span></text:p>
      <text:p text:style-name="P18"><text:span text:style-name="T46"/></text:p>
      <text:p text:style-name="P23"/>
      <text:p text:style-name="P23"/>
      <text:p text:style-name="P23"/>
      <text:p text:style-name="P23">Viktiga egenskaper för binära relationer:</text:p>
      <text:p text:style-name="P23"/>
      <text:p text:style-name="P24"><text:span text:style-name="T47"><text:tab/></text:span><text:span text:style-name="T48">ℛ</text:span><text:span text:style-name="T47"> reflexiv:</text:span><text:span text:style-name="T49"><text:tab/><text:tab/><text:tab/></text:span><text:span text:style-name="T47">x </text:span><text:span text:style-name="T48">ℛ</text:span><text:span text:style-name="T47"> x</text:span><text:span text:style-name="T49">,<text:tab/><text:tab/><text:tab/><text:tab/></text:span><text:span text:style-name="T47">∀ x ∈ X</text:span></text:p>
      <text:p text:style-name="P23"/>
      <text:p text:style-name="P24"><text:span text:style-name="T47"><text:tab/></text:span><text:span text:style-name="T48">ℛ</text:span><text:span text:style-name="T47"> symmetrisk:</text:span><text:span text:style-name="T49"><text:tab/><text:tab/></text:span><text:span text:style-name="T47">x </text:span><text:span text:style-name="T48">ℛ</text:span><text:span text:style-name="T47"> y ⇔ y </text:span><text:span text:style-name="T48">ℛ</text:span><text:span text:style-name="T47"> x</text:span><text:span text:style-name="T49">,<text:tab/><text:tab/></text:span><text:span text:style-name="T47">∀ x</text:span><text:span text:style-name="T49">, y</text:span><text:span text:style-name="T47"> ∈ X</text:span></text:p>
      <text:p text:style-name="P23"/>
      <text:p text:style-name="P24"><text:span text:style-name="T47"><text:tab/></text:span><text:span text:style-name="T48">ℛ</text:span><text:span text:style-name="T47"> antisymmetrisk:</text:span><text:span text:style-name="T49"><text:tab/></text:span><text:span text:style-name="T47">x </text:span><text:span text:style-name="T48">ℛ</text:span><text:span text:style-name="T47"> y ∧ y </text:span><text:span text:style-name="T48">ℛ</text:span><text:span text:style-name="T47"> x ⇒ x = y</text:span><text:span text:style-name="T49">,<text:tab/></text:span><text:span text:style-name="T47">∀ x</text:span><text:span text:style-name="T49">, y</text:span><text:span text:style-name="T47"> ∈ X</text:span></text:p>
      <text:p text:style-name="P23"/>
      <text:p text:style-name="P24"><text:span text:style-name="T47"><text:tab/></text:span><text:span text:style-name="T48">ℛ</text:span><text:span text:style-name="T47"> transitiv:</text:span><text:span text:style-name="T49"><text:tab/><text:tab/><text:tab/></text:span><text:span text:style-name="T47">x </text:span><text:span text:style-name="T48">ℛ</text:span><text:span text:style-name="T47"> y, y </text:span><text:span text:style-name="T48">ℛ</text:span><text:span text:style-name="T47"> z ⇒ x </text:span><text:span text:style-name="T48">ℛ</text:span><text:span text:style-name="T47"> z</text:span><text:span text:style-name="T49">,<text:tab/></text:span><text:span text:style-name="T47">∀ x</text:span><text:span text:style-name="T49">, y, z</text:span><text:span text:style-name="T47"> ∈ X</text:span></text:p>
      <text:p text:style-name="P24"><text:span text:style-name="T47"/></text:p>
      <text:p text:style-name="P24"><text:span text:style-name="T47"/></text:p>
      <text:p text:style-name="P24"><text:span text:style-name="T47"/></text:p>
      <text:p text:style-name="P24"><text:span text:style-name="T47"/></text:p>
      <text:p text:style-name="P24"><text:span text:style-name="T49">En ekvivalensrelation på en mängd X är en relation </text:span><text:span text:style-name="T48">ℛ</text:span><text:span text:style-name="T49"> som är</text:span></text:p>
      <text:p text:style-name="P24"><text:span text:style-name="T49">reflexiv, symmetrisk och transitiv.</text:span></text:p>
      <text:p text:style-name="P24"><text:span text:style-name="T49"/></text:p>
      <text:p text:style-name="P24"><text:span text:style-name="T49">En ekvivalensrelation delar in X i ekvivalensklasser av element som</text:span></text:p>
      <text:p text:style-name="P24"><text:span text:style-name="T49">står i relationen till varandra:</text:span></text:p>
      <text:p text:style-name="P24"><text:span text:style-name="T49"/></text:p>
      <text:p text:style-name="P24"><text:span text:style-name="T49"><text:tab/>𝓒</text:span><text:span text:style-name="T11">x</text:span><text:span text:style-name="T49"> = [x] = {y ∈ X | yℛx}</text:span></text:p>
      <text:p text:style-name="P38"><text:span text:style-name="T49">En partialordning är en relation på mängden X som är</text:span></text:p>
      <text:p text:style-name="P24"><text:span text:style-name="T49">reflexiv, antisymmetrisk och transitiv.</text:span></text:p>
      <text:p text:style-name="P24"><text:span text:style-name="T49"/></text:p>
      <text:p text:style-name="P24"><text:span text:style-name="T49">Om ≼ (</text:span><text:span text:style-name="T50">≼</text:span><text:span text:style-name="T49">) är en <text:s/>partialordning på mängden X och a ∈ X så är a</text:span></text:p>
      <text:p text:style-name="P24"><text:span text:style-name="T49"/></text:p>
      <text:p text:style-name="P24"><text:span text:style-name="T49"><text:tab/>ett minimalt element i X omm det inte finns x ∈ X med x ≼ a, x ≠ a.</text:span></text:p>
      <text:p text:style-name="P24"><text:span text:style-name="T49"/></text:p>
      <text:p text:style-name="P24"><text:span text:style-name="T49"><text:tab/>ett minsta element omm a ≼ x är alla x ∈ X.</text:span></text:p>
      <text:p text:style-name="P24"><text:span text:style-name="T49"/></text:p>
      <text:p text:style-name="P24"><text:span text:style-name="T49">Motsvarande för maximala och största element.</text:span></text:p>
      <text:p text:style-name="P24"><text:span text:style-name="T49"/></text:p>
      <text:p text:style-name="P24"><text:span text:style-name="T49">Det finns antingen 0 eller 1 minsta element i X,</text:span></text:p>
      <text:p text:style-name="P24"><text:span text:style-name="T49">samma sak ger största element.</text:span></text:p>
      <text:p text:style-name="P24"><text:span text:style-name="T4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2-20T20:22:45</dc:date>
    <dc:creator>Mattias </dc:creator>
    <meta:editing-duration>PT27H35M13S</meta:editing-duration>
    <meta:editing-cycles>55</meta:editing-cycles>
    <meta:generator>OpenOffice.org/3.2$Linux OpenOffice.org_project/320m19$Build-9505</meta:generator>
    <meta:document-statistic meta:table-count="0" meta:image-count="6" meta:object-count="4" meta:page-count="10" meta:paragraph-count="191" meta:word-count="1737" meta:character-count="7537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 mathvariant="normal">x</mi>
                <mi mathvariant="normal">=</mi>
                <mfrac>
                  <mi mathvariant="normal">c</mi>
                  <mi mathvariant="normal">d</mi>
                </mfrac>
              </mrow>
              <mrow>
                <mi mathvariant="normal">m</mi>
                <mo stretchy="false">+</mo>
                <mfrac>
                  <mi mathvariant="normal">b</mi>
                  <mi mathvariant="normal">d</mi>
                </mfrac>
              </mrow>
              <mi mathvariant="normal">q</mi>
            </mrow>
          </mtd>
        </mtr>
        <mtr>
          <mtd>
            <mrow>
              <mrow>
                <mi mathvariant="normal">y</mi>
                <mi mathvariant="normal">=</mi>
                <mfrac>
                  <mi mathvariant="normal">c</mi>
                  <mi mathvariant="normal">d</mi>
                </mfrac>
              </mrow>
              <mrow>
                <mi mathvariant="normal">n</mi>
                <mi mathvariant="normal">−</mi>
                <mfrac>
                  <mi mathvariant="normal">a</mi>
                  <mi mathvariant="normal">d</mi>
                </mfrac>
              </mrow>
              <mi mathvariant="normal">q</mi>
            </mrow>
          </mtd>
        </mtr>
      </mtable>
    </mrow>
    <annotation encoding="StarMath 5.0">left lbrace stack{
   x = {c over d} m + {b over d} q
#  y = {c over d} n - {a over d} q
} right none</annotation>
  </semantics>
</math>
</file>

<file path=Object 2/content.xml><?xml version="1.0" encoding="utf-8"?>
<math xmlns="http://www.w3.org/1998/Math/MathML">
  <semantics>
    <mrow>
      <mrow>
        <mi mathvariant="normal">a</mi>
        <mi mathvariant="normal">=</mi>
        <msup>
          <msub>
            <mi mathvariant="normal">p</mi>
            <mn>1</mn>
          </msub>
          <msub>
            <mi mathvariant="normal">s</mi>
            <mstyle mathsize="150%">
              <mrow>
                <mn>1</mn>
              </mrow>
            </mstyle>
          </msub>
        </msup>
      </mrow>
      <mi mathvariant="normal">…</mi>
      <msup>
        <msub>
          <mi mathvariant="normal">p</mi>
          <mi mathvariant="normal">k</mi>
        </msub>
        <msub>
          <mi mathvariant="normal">s</mi>
          <mstyle mathsize="150%">
            <mrow>
              <mi mathvariant="normal">k</mi>
            </mrow>
          </mstyle>
        </msub>
      </msup>
      <mi mathvariant="normal">,</mi>
      <mi/>
      <mrow>
        <mi mathvariant="normal">b</mi>
        <mi mathvariant="normal">=</mi>
        <msup>
          <msub>
            <mi mathvariant="normal">p</mi>
            <mn>1</mn>
          </msub>
          <msub>
            <mi mathvariant="normal">t</mi>
            <mstyle mathsize="150%">
              <mrow>
                <mn>1</mn>
              </mrow>
            </mstyle>
          </msub>
        </msup>
      </mrow>
      <mi mathvariant="normal">…</mi>
      <msup>
        <msub>
          <mi mathvariant="normal">p</mi>
          <mi mathvariant="normal">k</mi>
        </msub>
        <msub>
          <mi mathvariant="normal">t</mi>
          <mstyle mathsize="150%">
            <mrow>
              <mi mathvariant="normal">k</mi>
            </mrow>
          </mstyle>
        </msub>
      </msup>
    </mrow>
    <annotation encoding="StarMath 5.0">a = {p_1}^{s_{size *1.5 1}} … {p_k}^{s_{size *1.5 k}},~ b = {p_1}^{t_{size *1.5 1}} … {p_k}^{t_{size *1.5 k}}</annotation>
  </semantics>
</math>
</file>

<file path=Object 3/content.xml><?xml version="1.0" encoding="utf-8"?>
<math xmlns="http://www.w3.org/1998/Math/MathML">
  <semantics>
    <mrow>
      <mi>sgd</mi>
      <mrow>
        <mrow>
          <mo stretchy="false">(</mo>
          <mrow>
            <mi mathvariant="normal">a</mi>
            <mi mathvariant="normal">;</mi>
            <mi/>
            <mi mathvariant="normal">b</mi>
          </mrow>
          <mo stretchy="false">)</mo>
        </mrow>
        <mi mathvariant="normal">=</mi>
        <msup>
          <msub>
            <mi mathvariant="normal">p</mi>
            <mn>1</mn>
          </msub>
          <mrow>
            <mi>min</mi>
            <mrow>
              <mo stretchy="false">(</mo>
              <mrow>
                <msub>
                  <mi mathvariant="normal">s</mi>
                  <mstyle mathsize="150%">
                    <mrow>
                      <mn>1</mn>
                    </mrow>
                  </mstyle>
                </msub>
                <mi mathvariant="normal">;</mi>
                <mi/>
                <msub>
                  <mi mathvariant="normal">t</mi>
                  <mstyle mathsize="150%">
                    <mrow>
                      <mn>1</mn>
                    </mrow>
                  </mstyle>
                </msub>
              </mrow>
              <mo stretchy="false">)</mo>
            </mrow>
          </mrow>
        </msup>
      </mrow>
      <mi mathvariant="normal">…</mi>
      <msup>
        <msub>
          <mi mathvariant="normal">p</mi>
          <mn>1</mn>
        </msub>
        <mrow>
          <mi>min</mi>
          <mrow>
            <mo stretchy="false">(</mo>
            <mrow>
              <msub>
                <mi mathvariant="normal">s</mi>
                <mstyle mathsize="100%">
                  <mrow>
                    <mn>1</mn>
                  </mrow>
                </mstyle>
              </msub>
              <mi mathvariant="normal">;</mi>
              <mi/>
              <msub>
                <mi mathvariant="normal">t</mi>
                <mstyle mathsize="150%">
                  <mrow>
                    <mi mathvariant="normal">k</mi>
                  </mrow>
                </mstyle>
              </msub>
            </mrow>
            <mo stretchy="false">)</mo>
          </mrow>
        </mrow>
      </msup>
    </mrow>
    <annotation encoding="StarMath 5.0">sgd(a;`b) = {p_1}^{min(s_{size *1.5 1};`t_{size *1.5 1})} …
{p_1}^{min(s_{size *1.k 1};`t_{size *1.5 k})}</annotation>
  </semantics>
</math>
</file>

<file path=Object 4/content.xml><?xml version="1.0" encoding="utf-8"?>
<math xmlns="http://www.w3.org/1998/Math/MathML">
  <semantics>
    <mrow>
      <mi>mgm</mi>
      <mrow>
        <mrow>
          <mo stretchy="false">(</mo>
          <mrow>
            <mi mathvariant="normal">a</mi>
            <mi mathvariant="normal">;</mi>
            <mi/>
            <mi mathvariant="normal">b</mi>
          </mrow>
          <mo stretchy="false">)</mo>
        </mrow>
        <mi mathvariant="normal">=</mi>
        <msup>
          <msub>
            <mi mathvariant="normal">p</mi>
            <mn>1</mn>
          </msub>
          <mrow>
            <mi>max</mi>
            <mrow>
              <mo stretchy="false">(</mo>
              <mrow>
                <msub>
                  <mi mathvariant="normal">s</mi>
                  <mstyle mathsize="150%">
                    <mrow>
                      <mn>1</mn>
                    </mrow>
                  </mstyle>
                </msub>
                <mi mathvariant="normal">;</mi>
                <mi/>
                <msub>
                  <mi mathvariant="normal">t</mi>
                  <mstyle mathsize="150%">
                    <mrow>
                      <mn>1</mn>
                    </mrow>
                  </mstyle>
                </msub>
              </mrow>
              <mo stretchy="false">)</mo>
            </mrow>
          </mrow>
        </msup>
      </mrow>
      <mi mathvariant="normal">…</mi>
      <msup>
        <msub>
          <mi mathvariant="normal">p</mi>
          <mn>1</mn>
        </msub>
        <mrow>
          <mi>max</mi>
          <mrow>
            <mo stretchy="false">(</mo>
            <mrow>
              <msub>
                <mi mathvariant="normal">s</mi>
                <mstyle mathsize="100%">
                  <mrow>
                    <mn>1</mn>
                  </mrow>
                </mstyle>
              </msub>
              <mi mathvariant="normal">;</mi>
              <mi/>
              <msub>
                <mi mathvariant="normal">t</mi>
                <mstyle mathsize="150%">
                  <mrow>
                    <mi mathvariant="normal">k</mi>
                  </mrow>
                </mstyle>
              </msub>
            </mrow>
            <mo stretchy="false">)</mo>
          </mrow>
        </mrow>
      </msup>
    </mrow>
    <annotation encoding="StarMath 5.0">mgm(a;`b) = {p_1}^{max(s_{size *1.5 1};`t_{size *1.5 1})} …
{p_1}^{max(s_{size *1.k 1};`t_{size *1.5 k})}</annotation>
  </semantics>
</math>
</file>